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hadow="hidden" draw:shadow-offset-x="0cm" draw:shadow-offset-y="0cm" draw:shadow-color="#666666" loext:shadow-blur="0.176cm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301cm" style:use-optimal-column-width="false"/>
    </style:style>
    <style:style style:name="co2" style:family="table-column">
      <style:table-column-properties style:column-width="2.279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994cm" style:use-optimal-row-height="false"/>
    </style:style>
    <style:style style:name="ce1" style:family="table-cell">
      <loext:graphic-properties draw:fill="none" draw:fill-color="#729fcf" draw:secondary-fill-color="#729fcf" draw:opacity="100%" draw:textarea-horizontal-align="justify" draw:textarea-vertical-align="middle"/>
      <style:paragraph-properties fo:text-align="start" fo:border="0.48pt solid #000000"/>
      <style:text-properties style:use-window-font-color="true" loext:opacity="0%" style:font-name="Liberation Sans" fo:font-size="18pt" fo:font-weight="normal"/>
    </style:style>
    <style:style style:name="ce2" style:family="table-cell">
      <loext:graphic-properties draw:fill="none" draw:fill-color="#729fcf" draw:secondary-fill-color="#729fcf" draw:opacity="100%" draw:textarea-horizontal-align="justify" draw:textarea-vertical-align="middle"/>
      <style:paragraph-properties fo:text-align="start" fo:border-left="0.48pt solid #000000" fo:border-right="0.48pt solid #000000" fo:border-top="0.03pt solid #ffffff" fo:border-bottom="0.48pt solid #000000"/>
      <style:text-properties style:use-window-font-color="true" loext:opacity="0%" style:font-name="Liberation Sans" fo:font-size="18pt" fo:font-weight="normal"/>
    </style:style>
    <style:style style:name="P1" style:family="paragraph">
      <style:paragraph-properties fo:text-align="start"/>
      <style:text-properties style:use-window-font-color="true" loext:opacity="0%" style:font-name="Liberation Sans" fo:font-size="18pt" fo:font-weight="normal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layer="layout" svg:width="6.88cm" svg:height="4.881cm" svg:x="1.163cm" svg:y="0.8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</table:table-row>
            <table:table-row table:style-name="ro1" table:default-cell-style-name="ce2"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</table:table-row>
            <table:table-row table:style-name="ro2" table:default-cell-style-name="ce2"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</table:table-row>
            <table:table-row table:style-name="ro1" table:default-cell-style-name="ce2"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</table:table-row>
            <table:table-row table:style-name="ro1" table:default-cell-style-name="ce2"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</table:table-row>
          </table:table>
          <draw:image xlink:href="Pictures/TablePreview1.svm" xlink:type="simple" xlink:show="embed" xlink:actuate="onLoad"/>
          <svg:desc>Black borders|1|1|1|1|0|0</svg:desc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2-07-18T10:09:16.736392168</meta:creation-date>
    <dc:date>2022-07-20T16:28:34.689161173</dc:date>
    <dc:creator>Rafael Lima</dc:creator>
    <meta:editing-duration>PT5H7M13S</meta:editing-duration>
    <meta:editing-cycles>20</meta:editing-cycles>
    <meta:generator>LibreOffice/7.3.4.2$Linux_X86_64 LibreOffice_project/30$Build-2</meta:generator>
    <meta:document-statistic meta:object-count="24"/>
  </office:meta>
</office:document-meta>
</file>